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Helvetica Neue" svg:font-family="'Helvetica Neu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font-size="12pt" style:font-size-asian="12pt" style:font-size-complex="12pt"/>
    </style:style>
    <style:style style:name="P2" style:family="paragraph" style:parent-style-name="Text_20_body" style:list-style-name="L21">
      <style:text-properties style:font-name="Arial" fo:font-size="12pt" style:text-underline-style="none" style:font-size-asian="12pt" style:font-size-complex="12pt"/>
    </style:style>
    <style:style style:name="P3" style:family="paragraph" style:parent-style-name="List" style:list-style-name="L1"/>
    <style:style style:name="P4" style:family="paragraph" style:parent-style-name="List" style:list-style-name="L2"/>
    <style:style style:name="P5" style:family="paragraph" style:parent-style-name="List" style:list-style-name="L3"/>
    <style:style style:name="P6" style:family="paragraph" style:parent-style-name="List" style:list-style-name="L13"/>
    <style:style style:name="P7" style:family="paragraph" style:parent-style-name="List" style:list-style-name="L4"/>
    <style:style style:name="P8" style:family="paragraph" style:parent-style-name="List" style:list-style-name="L5"/>
    <style:style style:name="P9" style:family="paragraph" style:parent-style-name="List" style:list-style-name="L6"/>
    <style:style style:name="P10" style:family="paragraph" style:parent-style-name="List" style:list-style-name="L7"/>
    <style:style style:name="P11" style:family="paragraph" style:parent-style-name="List" style:list-style-name="L8"/>
    <style:style style:name="P12" style:family="paragraph" style:parent-style-name="List" style:list-style-name="L9"/>
    <style:style style:name="P13" style:family="paragraph" style:parent-style-name="List" style:list-style-name="L10"/>
    <style:style style:name="P14" style:family="paragraph" style:parent-style-name="List" style:list-style-name="L11"/>
    <style:style style:name="P15" style:family="paragraph" style:parent-style-name="List" style:list-style-name="L12"/>
    <style:style style:name="P16" style:family="paragraph" style:parent-style-name="List" style:list-style-name="L17"/>
    <style:style style:name="P17" style:family="paragraph" style:parent-style-name="List" style:list-style-name="L14"/>
    <style:style style:name="P18" style:family="paragraph" style:parent-style-name="List" style:list-style-name="L15"/>
    <style:style style:name="P19" style:family="paragraph" style:parent-style-name="List" style:list-style-name="L16"/>
    <style:style style:name="P20" style:family="paragraph" style:parent-style-name="List" style:list-style-name="L29"/>
    <style:style style:name="P21" style:family="paragraph" style:parent-style-name="List" style:list-style-name="L18"/>
    <style:style style:name="P22" style:family="paragraph" style:parent-style-name="List" style:list-style-name="L19"/>
    <style:style style:name="P23" style:family="paragraph" style:parent-style-name="List" style:list-style-name="L20"/>
    <style:style style:name="P24" style:family="paragraph" style:parent-style-name="List" style:list-style-name="L21"/>
    <style:style style:name="P25" style:family="paragraph" style:parent-style-name="List" style:list-style-name="L22"/>
    <style:style style:name="P26" style:family="paragraph" style:parent-style-name="List" style:list-style-name="L23"/>
    <style:style style:name="P27" style:family="paragraph" style:parent-style-name="List" style:list-style-name="L24"/>
    <style:style style:name="P28" style:family="paragraph" style:parent-style-name="List" style:list-style-name="L25"/>
    <style:style style:name="P29" style:family="paragraph" style:parent-style-name="List" style:list-style-name="L26"/>
    <style:style style:name="P30" style:family="paragraph" style:parent-style-name="List" style:list-style-name="L27"/>
    <style:style style:name="P31" style:family="paragraph" style:parent-style-name="List" style:list-style-name="L28"/>
    <style:style style:name="P32" style:family="paragraph" style:parent-style-name="Body">
      <style:paragraph-properties fo:margin-left="0in" fo:margin-right="0in" fo:text-indent="0in" style:auto-text-indent="false"/>
    </style:style>
    <style:style style:name="P33" style:family="paragraph" style:parent-style-name="Heading_20_1" style:master-page-name="Standard">
      <style:paragraph-properties style:page-number="auto" fo:break-before="page"/>
    </style:style>
    <style:style style:name="P34" style:family="paragraph" style:parent-style-name="Heading_20_1" style:master-page-name="Standard">
      <style:paragraph-properties style:page-number="auto" fo:break-before="page"/>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fo:font-size="12pt"/>
    </style:style>
    <style:style style:name="T4" style:family="text">
      <style:text-properties style:font-size-asian="12pt"/>
    </style:style>
    <style:style style:name="T5" style:family="text">
      <style:text-properties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Highlighting</text:h>
      <text:h text:style-name="Heading_20_2" text:outline-level="2">Current Situation</text:h>
      <text:p text:style-name="Body">WebKit, like all modern browsers, has the ability to select text, graphics and other elements on a screen for the purpose of copying them.</text:p>
      <text:h text:style-name="Heading_20_2" text:outline-level="2">Problem</text:h>
      <text:list xml:id="list1376413892" text:style-name="L1">
        <text:list-item>
          <text:p text:style-name="P3">When you are using a touch screen, there is a likelihood for the user to accidentally move their finger a tiny amount and initiate a “select” instead of the desired “click”.</text:p>
        </text:list-item>
      </text:list>
      <text:h text:style-name="Heading_20_2" text:outline-level="2">Envisioned Implementation</text:h>
      <text:list xml:id="list1288717190" text:style-name="L2">
        <text:list-item>
          <text:p text:style-name="P4">Disable highlighting all together</text:p>
        </text:list-item>
        <text:list-item>
          <text:p text:style-name="P4">possibly implement “drag to scroll”.</text:p>
        </text:list-item>
      </text:list>
      <text:h text:style-name="Heading_20_2" text:outline-level="2">Implementation Ideas</text:h>
      <text:list xml:id="list717805758" text:style-name="L3">
        <text:list-item>
          <text:p text:style-name="P5">Disable highlighting in WebKit, possibly before or at compile time</text:p>
        </text:list-item>
        <text:list-item>
          <text:p text:style-name="P5">Call WebKit with the features disabled.</text:p>
        </text:list-item>
        <text:list-item>
          <text:p text:style-name="P5">Capture and steal mouse-drag events</text:p>
        </text:list-item>
        <text:list-item>
          <text:p text:style-name="P5">Capture all mouse actions, and only use those we want</text:p>
        </text:list-item>
        <text:list-item>
          <text:p text:style-name="P5">Handle highlighting at the website level (Javascript + CSS)</text:p>
        </text:list-item>
      </text:list>
      <text:h text:style-name="Heading_20_2" text:outline-level="2">What did not work (and why)</text:h>
      <text:list xml:id="list2032871930" text:style-name="L4">
        <text:list-item>
          <text:p text:style-name="P7">Removing modules from WebKit proved to be very complicated and time consuming.</text:p>
        </text:list-item>
        <text:list-item>
          <text:p text:style-name="P7">WebKit's compile flags are not very numerous and none of them allow you to enable or disable UI features, only certain environment settings.</text:p>
        </text:list-item>
        <text:list-item>
          <text:p text:style-name="P7">WebKit does not allow you to disable features through function arguments or settings.</text:p>
        </text:list-item>
        <text:list-item>
          <text:p text:style-name="P7">If you try to capture mouse-drags, you end up capturing all mouse events and it is very difficult to release a mouse-click back to it's original target. This is especially true with WebKit's web_view.</text:p>
        </text:list-item>
      </text:list>
      <text:h text:style-name="Heading_20_2" text:outline-level="2">What did work</text:h>
      <text:list xml:id="list1133936722" text:style-name="L5">
        <text:list-item>
          <text:p text:style-name="P8">We were able to handle the unwanted mouse events at the website level (Javascript).</text:p>
        </text:list-item>
        <text:list-item>
          <text:p text:style-name="P8">Javascript was able to deselect all the text when it detected a “drag” event.</text:p>
        </text:list-item>
      </text:list>
      <text:h text:style-name="Heading_20_2" text:outline-level="2"><text:soft-page-break/>Final Implementation and Conclusion</text:h>
      <text:p text:style-name="Body">In the end, we ended up injecting some Javascript into each page. The script would detect a mouse-down, then if no mouse-up occurred for a specified period of time (~250ms), it would call a “select-none” function and cancel the selection.</text:p>
      <text:h text:style-name="P33" text:outline-level="1">Context Menu</text:h>
      <text:h text:style-name="Heading_20_2" text:outline-level="2">Current Situation</text:h>
      <text:p text:style-name="Body">The closest thing we have to a context menu is the “back/forward/stop/reload” menu provided by WebKit when you right-click.</text:p>
      <text:h text:style-name="Heading_20_2" text:outline-level="2">Problem</text:h>
      <text:list xml:id="list759396728" text:style-name="L6">
        <text:list-item>
          <text:p text:style-name="P9">The menu is limited (forward/back/stop/reload)</text:p>
        </text:list-item>
        <text:list-item>
          <text:p text:style-name="P9">The menu changes depending on what you clicked on (text/image/background/link/etc)</text:p>
        </text:list-item>
        <text:list-item>
          <text:p text:style-name="P9">The menu is small, making the options hard to hit on a small screen</text:p>
        </text:list-item>
        <text:list-item>
          <text:p text:style-name="P9">Touchscreens (typically) have no right-click.</text:p>
        </text:list-item>
      </text:list>
      <text:h text:style-name="Heading_20_2" text:outline-level="2">Envisioned Implementation</text:h>
      <text:list xml:id="list495057365" text:style-name="L7">
        <text:list-item>
          <text:p text:style-name="P10">Double-click activates the menu</text:p>
        </text:list-item>
        <text:list-item>
          <text:p text:style-name="P10">The buttons are as big as possible and resize with the window, making them easier to hit</text:p>
        </text:list-item>
        <text:list-item>
          <text:p text:style-name="P10">The context menu is static and incorporates application options (full-screen, minimize, close)</text:p>
        </text:list-item>
      </text:list>
      <text:h text:style-name="Heading_20_2" text:outline-level="2">Implementation Ideas</text:h>
      <text:list xml:id="list1302636841" text:continue-list="list717805758" text:style-name="L3">
        <text:list-item>
          <text:p text:style-name="P5">Disable highlighting in WebKit, possibly before or at compile time</text:p>
        </text:list-item>
        <text:list-item>
          <text:p text:style-name="P5">Call WebKit with the features disabled.</text:p>
        </text:list-item>
        <text:list-item>
          <text:p text:style-name="P5">Capture and steal mouse-drag events</text:p>
        </text:list-item>
        <text:list-item>
          <text:p text:style-name="P5">Capture all mouse actions, and only use those we want</text:p>
        </text:list-item>
        <text:list-item>
          <text:p text:style-name="P5">Handle highlighting at the website level using Javascript.</text:p>
        </text:list-item>
      </text:list>
      <text:h text:style-name="Heading_20_2" text:outline-level="2">What did not work (and why)</text:h>
      <text:list xml:id="list1931637011" text:style-name="L8">
        <text:list-item>
          <text:p text:style-name="P11">When attempting to capture a right-click, we ran into the problem where it would also capture a single left-click and we could not give it back to WebKit. This rendered it impossible to click on links!</text:p>
        </text:list-item>
      </text:list>
      <text:h text:style-name="Heading_20_2" text:outline-level="2">What did work</text:h>
      <text:list xml:id="list1769844331" text:style-name="L9">
        <text:list-item>
          <text:p text:style-name="P12">We made the context menu activated by a button. This was a work-around, but at least it works.</text:p>
        </text:list-item>
        <text:list-item>
          <text:p text:style-name="P12">The buttons are on a 9x9 grid, making them very easy to hit on almost any screen size.</text:p>
        </text:list-item>
      </text:list>
      <text:h text:style-name="Heading_20_2" text:outline-level="2"><text:soft-page-break/>Final Implementation and Conclusion</text:h>
      <text:p text:style-name="Body"><text:span text:style-name="T2">The context menu's design is very solid and is quite useful and easy to use. Trying to capture a specific mouse action on the other hand has proven time and time again to be very annoying and difficult to do without negatively affecting other parts of the UI (such as WebKit).</text:span></text:p>
      <text:h text:style-name="P33" text:outline-level="1">Fullscreen</text:h>
      <text:h text:style-name="Heading_20_2" text:outline-level="2">Current Situation</text:h>
      <text:p text:style-name="Body">Most web browsers these day have a full-screen option that still shows a toolbar at the top for navigation.</text:p>
      <text:p text:style-name="P1"/>
      <text:h text:style-name="Heading_20_2" text:outline-level="2">Problem</text:h>
      <text:list xml:id="list450094088" text:continue-list="list759396728" text:style-name="L6">
        <text:list-item>
          <text:p text:style-name="P9">The full-screen mode still has the bar at the top, which is not very useful in a lot of applications.</text:p>
        </text:list-item>
        <text:list-item>
          <text:p text:style-name="P9">A hotkey or menu is required to enter or leave full-screen mode.</text:p>
        </text:list-item>
      </text:list>
      <text:h text:style-name="Heading_20_2" text:outline-level="2">Envisioned Implementation</text:h>
      <text:list xml:id="list1707186819" text:style-name="L10">
        <text:list-item>
          <text:p text:style-name="P13">Fullscreen removes all toolbars and buttons to take advantage of 100% screen real-estate.</text:p>
        </text:list-item>
        <text:list-item>
          <text:p text:style-name="P13">Entering and leaving full-screen is easy and intuitive.</text:p>
        </text:list-item>
        <text:list-item>
          <text:p text:style-name="P13">Fullscreen mode can be specified and configured at the command line.</text:p>
        </text:list-item>
      </text:list>
      <text:h text:style-name="Heading_20_2" text:outline-level="2">Implementation Ideas</text:h>
      <text:list xml:id="list1125224809" text:style-name="L11">
        <text:list-item>
          <text:p text:style-name="P14">Add a command line switch to start in full-screen</text:p>
        </text:list-item>
        <text:list-item>
          <text:p text:style-name="P14">Enable and disable full-screen using the context menu.</text:p>
        </text:list-item>
        <text:list-item>
          <text:p text:style-name="P14">Have full-screen available with or without the toolbar at the top.</text:p>
        </text:list-item>
      </text:list>
      <text:h text:style-name="Heading_20_2" text:outline-level="2">What did not work (and why)</text:h>
      <text:list xml:id="list193903620" text:style-name="L12">
        <text:list-item>
          <text:p text:style-name="P15">nothing</text:p>
        </text:list-item>
      </text:list>
      <text:h text:style-name="Heading_20_2" text:outline-level="2">What did work</text:h>
      <text:list xml:id="list327975296" text:style-name="L13">
        <text:list-item>
          <text:p text:style-name="P6">The command line argument was very easy to do (-f switch).</text:p>
        </text:list-item>
        <text:list-item>
          <text:p text:style-name="P6">The toolbar can be toggled via the context menu or the thinbar at the top.</text:p>
        </text:list-item>
        <text:list-item>
          <text:p text:style-name="P6">100% screen real-estate is possible if you disable the thinbar or both the context menu and toolbar.</text:p>
        </text:list-item>
      </text:list>
      <text:h text:style-name="Heading_20_2" text:outline-level="2">Final Implementation and Conclusion</text:h>
      <text:p text:style-name="Body">Fullscreen turned out to be very easy to do. Gtk handles the actual full-screen part quite nicely and toggling the toolbar is done using it's own toggle, so that didn't even need to be implemented.</text:p>
      <text:h text:style-name="P33" text:outline-level="1">Thinbar</text:h>
      <text:h text:style-name="Heading_20_2" text:outline-level="2">Current Situation</text:h>
      <text:p text:style-name="Body">Toolbars are static sizes and can sometimes be resized via configuration windows.</text:p>
      <text:h text:style-name="Heading_20_2" text:outline-level="2">Problem</text:h>
      <text:list xml:id="list497908202" text:continue-list="list450094088" text:style-name="L6">
        <text:list-item>
          <text:p text:style-name="P9">Toolbars take up too much room, especially on small displays.</text:p>
        </text:list-item>
        <text:list-item>
          <text:p text:style-name="P9">The toolbar should be able to be shrunken to a few pixels, or hidden completely very easily.</text:p>
        </text:list-item>
      </text:list>
      <text:h text:style-name="Heading_20_2" text:outline-level="2">Envisioned Implementation</text:h>
      <text:list xml:id="list1340935671" text:style-name="L14">
        <text:list-item>
          <text:p text:style-name="P17">Implement a “thinbar” that can be shown instead of a toolbar.</text:p>
        </text:list-item>
        <text:list-item>
          <text:p text:style-name="P17">The thinbar will activate the toolbar when clicked.</text:p>
        </text:list-item>
        <text:list-item>
          <text:p text:style-name="P17">If the toolbar is disabled, it will activate the context menu.</text:p>
        </text:list-item>
        <text:list-item>
          <text:p text:style-name="P17">If the toolbar and context menu are disabled, the thinbar will toggle full-screen</text:p>
        </text:list-item>
        <text:list-item>
          <text:p text:style-name="P17">The size of the thinbar can be configured via command line.</text:p>
        </text:list-item>
        <text:list-item>
          <text:p text:style-name="P17">The thinbar can be completely disable via command line.</text:p>
        </text:list-item>
      </text:list>
      <text:h text:style-name="Heading_20_2" text:outline-level="2">Implementation Ideas</text:h>
      <text:list xml:id="list146486097" text:style-name="L15">
        <text:list-item>
          <text:p text:style-name="P18">Hide the thinbar when either the context menu or toolbar are visible.</text:p>
        </text:list-item>
      </text:list>
      <text:h text:style-name="Heading_20_2" text:outline-level="2">What did not work (and why)</text:h>
      <text:list xml:id="list2013482361" text:style-name="L16">
        <text:list-item>
          <text:p text:style-name="P19">nothing.</text:p>
        </text:list-item>
      </text:list>
      <text:h text:style-name="Heading_20_2" text:outline-level="2">What did work</text:h>
      <text:list xml:id="list980530248" text:style-name="L17">
        <text:list-item>
          <text:p text:style-name="P16">You can have the toolbar, the thinbar or the context menu visible, but not multiple (by design).</text:p>
        </text:list-item>
        <text:list-item>
          <text:p text:style-name="P16">The thinbar will activate the first enabled feature in order (toolbar, context menu, full-screen).</text:p>
        </text:list-item>
        <text:list-item>
          <text:p text:style-name="P16">The thinbar's height is configurable via command line (-T &lt;size&gt;).</text:p>
        </text:list-item>
        <text:list-item>
          <text:p text:style-name="P16">If the thinbar's height is set to 0 (-T 0), then it will be completely disabled.</text:p>
        </text:list-item>
      </text:list>
      <text:h text:style-name="Heading_20_2" text:outline-level="2">Final Implementation and Conclusion</text:h>
      <text:p text:style-name="Body">The thinbar is only present if it is not disabled, at least the toolbar or context menu are enable and they are both hidden. When the thinbar is clicked, it checks for the first feature that is enable and activates it. The order is tool<text:soft-page-break/>bar, context menu and full-screen Since full-screen is always an option, the only way to completely disable the thinbar is via command line (-T 0).</text:p>
      <text:h text:style-name="P33" text:outline-level="1">Command Line Options</text:h>
      <text:h text:style-name="Heading_20_2" text:outline-level="2">Current Situation</text:h>
      <text:p text:style-name="Body">Current browsers allow you to specify certain parameters via command line such as URL, profile and full-screen/maximized/restored.</text:p>
      <text:h text:style-name="Heading_20_2" text:outline-level="2">Problem</text:h>
      <text:list xml:id="list906164103" text:continue-list="list497908202" text:style-name="L6">
        <text:list-item>
          <text:p text:style-name="P9">You can not specify the size of the window.</text:p>
        </text:list-item>
        <text:list-item>
          <text:p text:style-name="P9">You can not enable or disable features (toolbar, context menu, thinbar, resizing, scrolling, etc).</text:p>
        </text:list-item>
      </text:list>
      <text:h text:style-name="Heading_20_2" text:outline-level="2">Envisioned Implementation</text:h>
      <text:list xml:id="list239596363" text:style-name="L18">
        <text:list-item>
          <text:p text:style-name="P21">Each implemented feature has a command line switch to enable or disable it.</text:p>
        </text:list-item>
        <text:list-item>
          <text:p text:style-name="P21">All dimension and mode aspects of the window such as full-screen and size can be specified.</text:p>
        </text:list-item>
        <text:list-item>
          <text:p text:style-name="P21">The URL can be specified, with http:// appended to the front if required.</text:p>
        </text:list-item>
      </text:list>
      <text:h text:style-name="Heading_20_2" text:outline-level="2">Implementation Ideas</text:h>
      <text:list xml:id="list1746316420" text:style-name="L19">
        <text:list-item>
          <text:p text:style-name="P22">The application defines it's starting values by reading the command line arguments.</text:p>
        </text:list-item>
        <text:list-item>
          <text:p text:style-name="P22">The program ensures that http:// is at the beginning of the URL</text:p>
        </text:list-item>
        <text:list-item>
          <text:p text:style-name="P22">If no URL is specified, it defaults to localhost.</text:p>
        </text:list-item>
        <text:list-item>
          <text:p text:style-name="P22">Make the additional arguments very easy to add.</text:p>
        </text:list-item>
      </text:list>
      <text:h text:style-name="Heading_20_2" text:outline-level="2">What did not work (and why)</text:h>
      <text:list xml:id="list1609281117" text:style-name="L20">
        <text:list-item>
          <text:p text:style-name="P23">getopt requires a single letter version for each switch. This limits the number of intuitive switches that can be used.</text:p>
        </text:list-item>
        <text:list-item>
          <text:p text:style-name="P23">We did not have enough time to enable or disable individual toolbar and context menu buttons via command line.</text:p>
        </text:list-item>
      </text:list>
      <text:h text:style-name="Heading_20_2" text:outline-level="2">What did work</text:h>
      <text:list xml:id="list1028280437" text:style-name="L21">
        <text:list-item>
          <text:p text:style-name="P24">Window size can be specified using -x &lt;size&gt; and -y &lt;size&gt;</text:p>
        </text:list-item>
        <text:list-item>
          <text:p text:style-name="P24">Fullscreen can be enabled using -f</text:p>
        </text:list-item>
        <text:list-item>
          <text:p text:style-name="P24">The URL is specified with -u &lt;URL&gt;</text:p>
        </text:list-item>
        <text:list-item>
          <text:p text:style-name="P24">The application automatically adds http:// to the front of the URL if it is not present.</text:p>
        </text:list-item>
        <text:list-item>
          <text:p text:style-name="P2">New command line switches can be added very easily with minimal code.</text:p>
        </text:list-item>
      </text:list>
      <text:h text:style-name="Heading_20_2" text:outline-level="2"><text:soft-page-break/>Final Implementation and Conclusion</text:h>
      <text:p text:style-name="Body">Almost all imaginable options are available as command line arguments. This allows you to create a launcher than opens an almost completely customized UI for the user to use.</text:p>
      <text:h text:style-name="P33" text:outline-level="1">Buttons</text:h>
      <text:h text:style-name="Heading_20_2" text:outline-level="2">Current Situation</text:h>
      <text:p text:style-name="Body">Toolbars are designed to stretch and shrink in order to contain the icons and buttons they hold.</text:p>
      <text:h text:style-name="Heading_20_2" text:outline-level="2">Problem</text:h>
      <text:list xml:id="list48093194" text:continue-list="list906164103" text:style-name="L6">
        <text:list-item>
          <text:p text:style-name="P9">Small icons are hard to hit on small touchscreens.</text:p>
        </text:list-item>
        <text:list-item>
          <text:p text:style-name="P9">Not all screens are the same size, especially touchscreens.</text:p>
        </text:list-item>
        <text:list-item>
          <text:p text:style-name="P9">We want to make the toolbar sizes customizable at launch time.</text:p>
        </text:list-item>
        <text:list-item>
          <text:p text:style-name="P9">We do not want to use different icon sets for different sizes.</text:p>
        </text:list-item>
      </text:list>
      <text:h text:style-name="Heading_20_2" text:outline-level="2">Envisioned Implementation</text:h>
      <text:list xml:id="list1312087322" text:style-name="L22">
        <text:list-item>
          <text:p text:style-name="P25">The size of the toolbar itself is specified.</text:p>
        </text:list-item>
        <text:list-item>
          <text:p text:style-name="P25">The icons inside resize to take up as much room inside the toolbar as possible.</text:p>
        </text:list-item>
      </text:list>
      <text:h text:style-name="Heading_20_2" text:outline-level="2">Implementation Ideas</text:h>
      <text:list xml:id="list1607388968" text:style-name="L23">
        <text:list-item>
          <text:p text:style-name="P26">Use scallable vector graphics (SVG) for all icons.</text:p>
        </text:list-item>
        <text:list-item>
          <text:p text:style-name="P26">Have buttons take up as much space as possible, making them easy to click.</text:p>
        </text:list-item>
        <text:list-item>
          <text:p text:style-name="P26">Make the icons take 100% of the button space.</text:p>
        </text:list-item>
      </text:list>
      <text:h text:style-name="Heading_20_2" text:outline-level="2">What did not work (and why)</text:h>
      <text:list xml:id="list2158312284" text:style-name="L24">
        <text:list-item>
          <text:p text:style-name="P27">Embedding SVG's directly into a button does not allow it to resize automatically.</text:p>
        </text:list-item>
      </text:list>
      <text:h text:style-name="Heading_20_2" text:outline-level="2">What did work</text:h>
      <text:list xml:id="list1570861381" text:style-name="L25">
        <text:list-item>
          <text:p text:style-name="P28">Buttons scale to largest possible size when added using the “scale” flag.</text:p>
        </text:list-item>
        <text:list-item>
          <text:p text:style-name="P28">Adding a draw area to the button, then having the draw area handle the icon allowed for the desired resizing effect.</text:p>
        </text:list-item>
      </text:list>
      <text:h text:style-name="Heading_20_2" text:outline-level="2">Final Implementation and Conclusion</text:h>
      <text:p text:style-name="Body"><text:span text:style-name="T2">The buttons work exactly as we had hoped, with the exception of being greyed out when unavailable. The icons resize as we had wanted, but we pretty much had to rewrite the icon drawing manually since the default method does not resize the icons automatically.</text:span></text:p>
      <text:h text:style-name="P33" text:outline-level="1">Frame-Buffer</text:h>
      <text:h text:style-name="Heading_20_2" text:outline-level="2">Current Situation</text:h>
      <text:p text:style-name="Body">Gtk uses the X server to handle to draw its windows and handles the mouse and keyboard.</text:p>
      <text:h text:style-name="Heading_20_2" text:outline-level="2">Problem</text:h>
      <text:list xml:id="list1928904562" text:continue-list="list48093194" text:style-name="L6">
        <text:list-item>
          <text:p text:style-name="P9">The X server, while very well written, does use some unnecessary resources.</text:p>
        </text:list-item>
        <text:list-item>
          <text:p text:style-name="P9">If the device is designed to be a single-use website viewer, why use a window manager?</text:p>
        </text:list-item>
      </text:list>
      <text:h text:style-name="Heading_20_2" text:outline-level="2">Envisioned Implementation</text:h>
      <text:list xml:id="list1926526298" text:style-name="L26">
        <text:list-item>
          <text:p text:style-name="P29">Have the device boot directly into command line mode.</text:p>
        </text:list-item>
        <text:list-item>
          <text:p text:style-name="P29">Have the application able to run without an X server, using the frame-buffer directly.</text:p>
        </text:list-item>
      </text:list>
      <text:h text:style-name="Heading_20_2" text:outline-level="2">Implementation Ideas</text:h>
      <text:list xml:id="list2051907137" text:style-name="L27">
        <text:list-item>
          <text:p text:style-name="P30">Compile Gtk and WebKit to use the frame-buffer directly without needing the X server.</text:p>
        </text:list-item>
      </text:list>
      <text:h text:style-name="Heading_20_2" text:outline-level="2">What did not work (and why)</text:h>
      <text:list xml:id="list1240726220" text:style-name="L28">
        <text:list-item>
          <text:p text:style-name="P31">WebKit does not compile with the frame-buffer option specified.</text:p>
        </text:list-item>
        <text:list-item>
          <text:p text:style-name="P31">Gtk can not render WebKit in frame-buffer mode if WebKit was compiled to use the X server.</text:p>
        </text:list-item>
      </text:list>
      <text:h text:style-name="Heading_20_2" text:outline-level="2">What did work</text:h>
      <text:list xml:id="list1290428656" text:style-name="L29">
        <text:list-item>
          <text:p text:style-name="P20">Gtk compiled just fine with the frame-buffer option.</text:p>
        </text:list-item>
      </text:list>
      <text:h text:style-name="Heading_20_2" text:outline-level="2">Final Implementation and Conclusion</text:h>
      <text:p text:style-name="Body">We had to scrap the idea since WebKit would not compile with the frame-buffer option and Gtk could not embed WebKit unless they were both using the same rendering system (frame-buffer vs X server).</text:p>
      <text:h text:style-name="P33" text:outline-level="1">Feature</text:h>
      <text:h text:style-name="Heading_20_2" text:outline-level="2">Current Situation</text:h>
      <text:p text:style-name="Body"/>
      <text:h text:style-name="Heading_20_2" text:outline-level="2">Problem</text:h>
      <text:list xml:id="list1913292306" text:continue-list="list1376413892" text:style-name="L1">
        <text:list-item>
          <text:p text:style-name="P3"/>
        </text:list-item>
      </text:list>
      <text:h text:style-name="Heading_20_2" text:outline-level="2">Envisioned Implementation</text:h>
      <text:list xml:id="list1041814290" text:continue-numbering="true" text:style-name="L1">
        <text:list-item>
          <text:p text:style-name="P3"/>
        </text:list-item>
      </text:list>
      <text:h text:style-name="Heading_20_2" text:outline-level="2">Implementation Ideas</text:h>
      <text:list xml:id="list1983232288" text:continue-numbering="true" text:style-name="L1">
        <text:list-item>
          <text:p text:style-name="P3"/>
        </text:list-item>
      </text:list>
      <text:h text:style-name="Heading_20_2" text:outline-level="2">What did not work (and why)</text:h>
      <text:list xml:id="list1290136901" text:continue-numbering="true" text:style-name="L1">
        <text:list-item>
          <text:p text:style-name="P3"/>
        </text:list-item>
      </text:list>
      <text:h text:style-name="Heading_20_2" text:outline-level="2">What did work</text:h>
      <text:list xml:id="list451246260" text:continue-numbering="true" text:style-name="L1">
        <text:list-item>
          <text:p text:style-name="P3"/>
        </text:list-item>
      </text:list>
      <text:h text:style-name="Heading_20_2" text:outline-level="2">Final Implementation and Conclusion</text:h>
      <text:p text:style-name="P32"><text:span text:style-name="T2"/></text:p>
      <text:h text:style-name="P33" text:outline-level="1">Feature</text:h>
      <text:h text:style-name="Heading_20_2" text:outline-level="2">Current Situation</text:h>
      <text:p text:style-name="Body"/>
      <text:h text:style-name="Heading_20_2" text:outline-level="2">Problem</text:h>
      <text:list xml:id="list564640291" text:continue-numbering="true" text:style-name="L1">
        <text:list-item>
          <text:p text:style-name="P3"/>
        </text:list-item>
      </text:list>
      <text:h text:style-name="Heading_20_2" text:outline-level="2">Envisioned Implementation</text:h>
      <text:list xml:id="list783582042" text:continue-numbering="true" text:style-name="L1">
        <text:list-item>
          <text:p text:style-name="P3"/>
        </text:list-item>
      </text:list>
      <text:h text:style-name="Heading_20_2" text:outline-level="2">Implementation Ideas</text:h>
      <text:list xml:id="list243936360" text:continue-numbering="true" text:style-name="L1">
        <text:list-item>
          <text:p text:style-name="P3"/>
        </text:list-item>
      </text:list>
      <text:h text:style-name="Heading_20_2" text:outline-level="2">What did not work (and why)</text:h>
      <text:list xml:id="list704981418" text:continue-numbering="true" text:style-name="L1">
        <text:list-item>
          <text:p text:style-name="P3"/>
        </text:list-item>
      </text:list>
      <text:h text:style-name="Heading_20_2" text:outline-level="2">What did work</text:h>
      <text:list xml:id="list1271477494" text:continue-numbering="true" text:style-name="L1">
        <text:list-item>
          <text:p text:style-name="P3"/>
        </text:list-item>
      </text:list>
      <text:h text:style-name="Heading_20_2" text:outline-level="2">Final Implementation and Conclusion</text:h>
      <text:p text:style-name="P3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Neue" svg:font-family="'Helvetica Neu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Helvetica Neue" fo:font-size="12pt" fo:language="en" fo:country="CA"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Helvetica Neue"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class="list" style:master-page-name="">
      <style:paragraph-properties fo:margin-left="0in" fo:margin-right="0in" fo:margin-top="0.0591in" fo:margin-bottom="0.0591in" fo:line-height="100%" fo:text-align="start" style:justify-single-word="false" fo:keep-together="auto" fo:orphans="2" fo:widows="2" fo:hyphenation-ladder-count="no-limit" fo:text-indent="0in" style:auto-text-indent="false" style:page-number="auto" fo:break-before="auto" fo:break-after="auto" fo:background-color="transparent" style:shadow="none"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Caption" style:family="paragraph" style:parent-style-name="Standard" style:class="extra">
      <style:paragraph-properties fo:margin-top="0.0835in" fo:margin-bottom="0.0835in" text:number-lines="false" text:line-number="0"/>
      <style:text-properties style:font-name="Helvetica Neu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Neue" style:font-name-complex="Tahoma1"/>
    </style:style>
    <style:style style:name="Heading_20_1" style:display-name="Heading 1" style:family="paragraph" style:next-style-name="Body" style:class="text" style:default-outline-level="1">
      <style:paragraph-properties fo:margin-left="0in" fo:margin-right="0in" fo:margin-top="0.25in" fo:margin-bottom="0in" fo:line-height="100%" fo:text-align="start" style:justify-single-word="false" fo:keep-together="auto" fo:orphans="2" fo:widows="2" fo:hyphenation-ladder-count="no-limit" fo:text-indent="0in" style:auto-text-indent="false" fo:break-before="auto" fo:break-after="auto" fo:background-color="transparent" fo:padding="0.0591in" fo:border-left="none" fo:border-right="none" fo:border-top="none" fo:border-bottom="0.0138in solid #000000" style:shadow="none" fo:keep-with-next="always">
        <style:background-image/>
      </style:paragraph-properties>
      <style:text-properties fo:font-variant="small-caps" fo:color="#226bcc" style:text-outline="false" style:text-line-through-style="none" style:text-position="0% 100%" style:font-name="Helvetica Neue1" fo:font-size="19pt" fo:letter-spacing="normal" fo:language="en" fo:country="GB" fo:font-style="normal" style:text-underline-style="none" fo:font-weight="bold" style:letter-kerning="true" fo:background-color="transparent" style:font-name-asian="ヒラギノ角ゴ Pro W3" style:font-size-asian="19pt" style:font-style-asian="normal" style:font-weight-asian="bold" style:font-name-complex="Times New Roman" style:font-size-complex="10pt" text:display="true" fo:hyphenate="true" fo:hyphenation-remain-char-count="2" fo:hyphenation-push-char-count="2"/>
    </style:style>
    <style:style style:name="Header_20__26__20_Footer" style:display-name="Header &amp; Footer" style:family="paragraph">
      <style:paragraph-properties fo:margin-left="0in" fo:margin-right="0in" fo:margin-top="0in" fo:margin-bottom="0in" fo:line-height="130%" fo:text-align="center"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9pt" fo:letter-spacing="normal" fo:language="en" fo:country="GB" fo:font-style="normal" style:text-underline-style="none" fo:font-weight="normal" style:letter-kerning="true" fo:background-color="transparent" style:font-name-asian="ヒラギノ角ゴ Pro W3" style:font-size-asian="9pt" style:font-style-asian="normal" style:font-weight-asian="normal" style:font-name-complex="Times New Roman" style:font-size-complex="10pt" text:display="true" fo:hyphenate="true" fo:hyphenation-remain-char-count="2" fo:hyphenation-push-char-count="2"/>
    </style:style>
    <style:style style:name="Free_20_Form" style:display-name="Free Form" style:family="paragraph">
      <style:paragraph-properties fo:margin-left="0in" fo:margin-right="0in" fo:margin-top="0in" fo:margin-bottom="0in" fo:line-height="14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Title" style:family="paragraph" style:next-style-name="Sub-title" style:class="chapter">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background-image/>
      </style:paragraph-properties>
      <style:text-properties fo:font-variant="normal" fo:text-transform="none" fo:color="#117cb2" style:text-outline="false" style:text-line-through-style="none" style:text-position="0% 100%" style:font-name="Helvetica Neue1" fo:font-size="36pt" fo:letter-spacing="normal" fo:language="en" fo:country="GB" fo:font-style="normal" style:text-underline-style="none" fo:font-weight="normal" style:letter-kerning="true" fo:background-color="transparent" style:font-name-asian="ヒラギノ角ゴ Pro W3" style:font-size-asian="36pt" style:font-style-asian="normal" style:font-weight-asian="normal" style:font-name-complex="Times New Roman" style:font-size-complex="10pt"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itle" style:family="paragraph" style:next-style-name="Body">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4pt" fo:letter-spacing="normal" fo:language="en" fo:country="GB" fo:font-style="normal" style:text-underline-style="none" fo:font-weight="normal" style:letter-kerning="true" fo:background-color="transparent" style:font-name-asian="ヒラギノ角ゴ Pro W3" style:font-size-asian="14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in" fo:margin-right="0in" fo:margin-top="0.139in" fo:margin-bottom="0.0555in" fo:line-height="14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Author_20_Information" style:display-name="Author Information"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0pt" fo:letter-spacing="normal" fo:language="en" fo:country="GB"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Footnote_20_Text" style:display-name="Footnote Text" style:family="paragraph">
      <style:paragraph-properties fo:margin-left="0in" fo:margin-right="0in" fo:margin-top="0in" fo:margin-bottom="0in" fo:line-height="14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fo:padding="0.0398in" fo:border-left="none" fo:border-right="none" fo:border-top="none" fo:border-bottom="0.0071in solid #666666" style:shadow="none">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padding="0.0398in" fo:border-left="none" fo:border-right="none" fo:border-top="none" fo:border-bottom="0.0138in solid #000000" style:shadow="none" text:number-lines="false" text:line-number="0"/>
      <style:text-properties fo:color="#127db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0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55in" style:type="right" style:leader-style="dotted" style:leader-text="."/>
        </style:tab-stops>
      </style:paragraph-properties>
    </style:style>
    <style:style style:name="WW8Num1z0" style:family="text">
      <style:text-properties style:text-position="-8% 100%"/>
    </style:style>
    <style:style style:name="WW8Num2z0" style:family="text">
      <style:text-properties style:text-position="-8% 10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1252in" fo:margin-left="0.1252in"/>
        </style:list-level-properties>
        <style:text-properties style:font-name="Helvetica Neue"/>
      </text:list-level-style-bullet>
      <text:list-level-style-bullet text:level="2" text:style-name="WW8Num1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Helvetica Neue"/>
      </text:list-level-style-bullet>
      <text:list-level-style-bullet text:level="3" text:style-name="WW8Num1z0" style:num-suffix="." text:bullet-char="•">
        <style:list-level-properties text:list-level-position-and-space-mode="label-alignment">
          <style:list-level-label-alignment text:label-followed-by="listtab" text:list-tab-stop-position="0.1252in" fo:text-indent="0.5in" fo:margin-left="0.1252in"/>
        </style:list-level-properties>
        <style:text-properties style:font-name="Helvetica Neue"/>
      </text:list-level-style-bullet>
      <text:list-level-style-bullet text:level="4" text:style-name="WW8Num1z0" style:num-suffix="." text:bullet-char="•">
        <style:list-level-properties text:list-level-position-and-space-mode="label-alignment">
          <style:list-level-label-alignment text:label-followed-by="listtab" text:list-tab-stop-position="0.1252in" fo:text-indent="0.75in" fo:margin-left="0.1252in"/>
        </style:list-level-properties>
        <style:text-properties style:font-name="Helvetica Neue"/>
      </text:list-level-style-bullet>
      <text:list-level-style-bullet text:level="5" text:style-name="WW8Num1z0" style:num-suffix="." text:bullet-char="•">
        <style:list-level-properties text:list-level-position-and-space-mode="label-alignment">
          <style:list-level-label-alignment text:label-followed-by="listtab" text:list-tab-stop-position="0.1252in" fo:text-indent="1in" fo:margin-left="0.1252in"/>
        </style:list-level-properties>
        <style:text-properties style:font-name="Helvetica Neue"/>
      </text:list-level-style-bullet>
      <text:list-level-style-bullet text:level="6" text:style-name="WW8Num1z0" style:num-suffix="." text:bullet-char="•">
        <style:list-level-properties text:list-level-position-and-space-mode="label-alignment">
          <style:list-level-label-alignment text:label-followed-by="listtab" text:list-tab-stop-position="0.1252in" fo:text-indent="1.25in" fo:margin-left="0.1252in"/>
        </style:list-level-properties>
        <style:text-properties style:font-name="Helvetica Neue"/>
      </text:list-level-style-bullet>
      <text:list-level-style-bullet text:level="7" text:style-name="WW8Num1z0" style:num-suffix="." text:bullet-char="•">
        <style:list-level-properties text:list-level-position-and-space-mode="label-alignment">
          <style:list-level-label-alignment text:label-followed-by="listtab" text:list-tab-stop-position="0.1252in" fo:text-indent="1.5in" fo:margin-left="0.1252in"/>
        </style:list-level-properties>
        <style:text-properties style:font-name="Helvetica Neue"/>
      </text:list-level-style-bullet>
      <text:list-level-style-bullet text:level="8" text:style-name="WW8Num1z0" style:num-suffix="." text:bullet-char="•">
        <style:list-level-properties text:list-level-position-and-space-mode="label-alignment">
          <style:list-level-label-alignment text:label-followed-by="listtab" text:list-tab-stop-position="0.1252in" fo:text-indent="1.75in" fo:margin-left="0.1252in"/>
        </style:list-level-properties>
        <style:text-properties style:font-name="Helvetica Neue"/>
      </text:list-level-style-bullet>
      <text:list-level-style-bullet text:level="9" text:style-name="WW8Num1z0" style:num-suffix="." text:bullet-char="•">
        <style:list-level-properties text:list-level-position-and-space-mode="label-alignment">
          <style:list-level-label-alignment text:label-followed-by="listtab" text:list-tab-stop-position="0.1252in" fo:text-indent="2in" fo:margin-left="0.1252in"/>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_20_List" style:display-name="Bullet List">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Helvetica Neue"/>
      </text:list-level-style-bullet>
      <text:list-level-style-bullet text:level="2" text:style-name="WW8Num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Helvetica Neue"/>
      </text:list-level-style-bullet>
      <text:list-level-style-bullet text:level="3"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Helvetica Neue"/>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Helvetica Neue"/>
      </text:list-level-style-bullet>
      <text:list-level-style-bullet text:level="5"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Helvetica Neue"/>
      </text:list-level-style-bullet>
      <text:list-level-style-bullet text:level="6"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Helvetica Neue"/>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Helvetica Neue"/>
      </text:list-level-style-bullet>
      <text:list-level-style-bullet text:level="8" text:style-name="WW8Num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Helvetica Neue"/>
      </text:list-level-style-bullet>
      <text:list-level-style-bullet text:level="9"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landscape" fo:margin-top="0.5in" fo:margin-bottom="0.6in" fo:margin-left="1.248in" fo:margin-right="1.25in" style:shadow="none" fo:background-color="transparent"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2in" fo:margin-left="0in" fo:margin-right="0in" fo:margin-top="0.3626in" style:dynamic-spacing="true"/>
      </style:footer-style>
    </style:page-layout>
    <style:page-layout style:name="Mpm2" style:page-usage="right">
      <style:page-layout-properties fo:page-width="8.5in" fo:page-height="11in" style:num-format="" style:print-orientation="landscape" fo:margin-top="1in" fo:margin-bottom="1in" fo:margin-left="1.248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landscape" fo:margin-top="0.5in" fo:margin-bottom="0.6in" fo:margin-left="1.248in" fo:margin-right="1.2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left">
      <style:page-layout-properties fo:page-width="11in" fo:page-height="8.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Header_20__26__20_Footer">Page <text:page-number text:select-page="current">13</text:page-number> of <text:page-count>13</text:page-count></text:p>
      </style:footer>
      <style:footer-left>
        <text:p text:style-name="Header_20__26__20_Footer">Page <text:page-number text:select-page="current">13</text:page-number> of <text:page-count>13</text:page-count></text:p>
      </style:footer-left>
    </style:master-page>
    <style:master-page style:name="First_20_Page" style:display-name="First Page" style:page-layout-name="Mpm2" style:next-style-name="Standard"/>
    <style:master-page style:name="Convert_20_1" style:display-name="Convert 1" style:page-layout-name="Mpm3" style:next-style-name="Next_20_convert_20_1"/>
    <style:master-page style:name="Next_20_convert_20_1" style:display-name="Next convert 1"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editing-duration>PT00H18M45S</meta:editing-duration>
    <meta:editing-cycles>10</meta:editing-cycles>
    <meta:creation-date>2009-05-22T15:43:20</meta:creation-date>
    <dc:date>2009-05-22T16:08:07</dc:date>
    <meta:document-statistic meta:table-count="0" meta:image-count="0" meta:object-count="0" meta:page-count="13" meta:paragraph-count="179" meta:word-count="1828" meta:character-count="10474"/>
  </office:meta>
</office:document-meta>
</file>